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style>
    <style:style style:name="P2" style:family="paragraph" style:parent-style-name="Standard">
      <style:text-properties fo:language="zxx" fo:country="none" officeooo:rsid="0005208e" officeooo:paragraph-rsid="0005208e" style:language-asian="zxx" style:country-asian="none" style:language-complex="zxx" style:country-complex="none"/>
    </style:style>
    <style:style style:name="P3" style:family="paragraph" style:parent-style-name="Standard">
      <style:text-properties fo:language="zxx" fo:country="none" officeooo:paragraph-rsid="0005208e" style:language-asian="zxx" style:country-asian="none" style:language-complex="zxx" style:country-complex="none"/>
    </style:style>
    <style:style style:name="P4" style:family="paragraph" style:parent-style-name="Standard">
      <style:paragraph-properties fo:margin-left="0in" fo:margin-right="0in" fo:text-align="start" style:justify-single-word="false" fo:text-indent="0in" style:auto-text-indent="false"/>
      <style:text-properties fo:language="zxx" fo:country="none" style:language-asian="zxx" style:country-asian="none" style:language-complex="zxx" style:country-complex="none"/>
    </style:style>
    <style:style style:name="P5" style:family="paragraph" style:parent-style-name="Standard">
      <style:paragraph-properties fo:text-align="justify" style:justify-single-word="false"/>
      <style:text-properties fo:language="zxx" fo:country="none" officeooo:rsid="0005e1d6" officeooo:paragraph-rsid="0005e1d6" style:language-asian="zxx" style:country-asian="none" style:language-complex="zxx" style:country-complex="none"/>
    </style:style>
    <style:style style:name="P6" style:family="paragraph" style:parent-style-name="Standard">
      <style:paragraph-properties fo:text-align="justify" style:justify-single-word="false"/>
      <style:text-properties fo:language="zxx" fo:country="none" officeooo:rsid="0005e1d6" officeooo:paragraph-rsid="000647c1" style:language-asian="zxx" style:country-asian="none" style:language-complex="zxx" style:country-complex="none"/>
    </style:style>
    <style:style style:name="P7" style:family="paragraph" style:parent-style-name="Standard">
      <style:paragraph-properties fo:margin-left="0in" fo:margin-right="0in" fo:text-align="end" style:justify-single-word="false" fo:text-indent="0in" style:auto-text-indent="false"/>
      <style:text-properties fo:language="zxx" fo:country="none" style:language-asian="zxx" style:country-asian="none" style:language-complex="zxx" style:country-complex="none"/>
    </style:style>
    <style:style style:name="P8" style:family="paragraph" style:parent-style-name="Standard">
      <style:paragraph-properties fo:text-align="justify" style:justify-single-word="false"/>
      <style:text-properties fo:language="zxx" fo:country="none" officeooo:rsid="000647c1" officeooo:paragraph-rsid="0007c240" style:language-asian="zxx" style:country-asian="none" style:language-complex="zxx" style:country-complex="none"/>
    </style:style>
    <style:style style:name="P9" style:family="paragraph" style:parent-style-name="Standard">
      <style:paragraph-properties fo:text-align="justify" style:justify-single-word="false"/>
      <style:text-properties fo:language="zxx" fo:country="none" officeooo:rsid="0007c240" officeooo:paragraph-rsid="0007c24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zxx" fo:country="none" officeooo:rsid="0009c0c5" officeooo:paragraph-rsid="0009c0c5"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zxx" fo:country="none" officeooo:rsid="000b267a" officeooo:paragraph-rsid="000b267a" style:language-asian="zxx" style:country-asian="none" style:language-complex="zxx" style:country-complex="none"/>
    </style:style>
    <style:style style:name="P12" style:family="paragraph" style:parent-style-name="Standard">
      <style:paragraph-properties fo:margin-left="0in" fo:margin-right="0in" fo:text-align="start" style:justify-single-word="false" fo:text-indent="0in" style:auto-text-indent="false"/>
      <style:text-properties style:font-name="Monospace" fo:font-size="10pt" fo:language="zxx" fo:country="none" style:font-size-asian="10pt" style:language-asian="zxx" style:country-asian="none" style:language-complex="zxx" style:country-complex="none"/>
    </style:style>
    <style:style style:name="T1" style:family="text">
      <style:text-properties fo:color="#000000" loext:opacity="100%" style:font-name="Monospace" fo:font-size="10pt" style:font-size-asian="10pt"/>
    </style:style>
    <style:style style:name="T2" style:family="text">
      <style:text-properties fo:color="#000000" loext:opacity="100%" style:font-name="Monospace" fo:font-size="10pt" officeooo:rsid="0007c240" style:font-size-asian="10pt"/>
    </style:style>
    <style:style style:name="T3" style:family="text">
      <style:text-properties fo:color="#000000" loext:opacity="100%" style:font-name="Monospace" fo:font-size="10pt" officeooo:rsid="000993ca" style:font-size-asian="10pt"/>
    </style:style>
    <style:style style:name="T4" style:family="text">
      <style:text-properties fo:color="#000000" loext:opacity="100%" style:font-name="Monospace" fo:font-size="10pt" officeooo:rsid="0009c0c5" style:font-size-asian="10pt"/>
    </style:style>
    <style:style style:name="T5" style:family="text">
      <style:text-properties fo:color="#000000" loext:opacity="100%" style:font-name="Monospace" fo:font-size="10pt" officeooo:rsid="0005e1d6" style:font-size-asian="10pt"/>
    </style:style>
    <style:style style:name="T6" style:family="text">
      <style:text-properties fo:color="#000000" loext:opacity="100%" style:font-name="Monospace" fo:font-size="10pt" officeooo:rsid="000b267a" style:font-size-asian="10pt"/>
    </style:style>
    <style:style style:name="T7" style:family="text">
      <style:text-properties fo:color="#000000" loext:opacity="100%" style:font-name="Monospace" fo:font-size="10pt" fo:font-style="italic" style:font-size-asian="10pt" style:font-style-asian="italic"/>
    </style:style>
    <style:style style:name="T8" style:family="text">
      <style:text-properties fo:color="#268bd2" loext:opacity="100%" style:font-name="Monospace" fo:font-size="10pt" style:font-size-asian="10pt"/>
    </style:style>
    <style:style style:name="T9" style:family="text">
      <style:text-properties fo:color="#93a1a1" loext:opacity="100%" style:font-name="Monospace" fo:font-size="10pt" style:font-size-asian="10pt"/>
    </style:style>
    <style:style style:name="T10" style:family="text">
      <style:text-properties fo:color="#2aa198" loext:opacity="100%" style:font-name="Monospace" fo:font-size="10pt" style:font-size-asian="10pt"/>
    </style:style>
    <style:style style:name="T11" style:family="text">
      <style:text-properties fo:color="#7f0055" loext:opacity="100%" style:font-name="Monospace" fo:font-size="10pt" fo:font-weight="bold" style:font-size-asian="10pt" style:font-weight-asian="bold"/>
    </style:style>
    <style:style style:name="T12" style:family="text">
      <style:text-properties fo:color="#6a3e3e" loext:opacity="100%" style:font-name="Monospace" fo:font-size="10pt" style:font-size-asian="10pt"/>
    </style:style>
    <style:style style:name="T13" style:family="text">
      <style:text-properties fo:color="#2a00ff" loext:opacity="100%" style:font-name="Monospace" fo:font-size="10pt" style:font-size-asian="10pt"/>
    </style:style>
    <style:style style:name="T14" style:family="text">
      <style:text-properties style:font-name="Monospace" fo:font-size="10pt" style:font-size-asian="10pt"/>
    </style:style>
    <style:style style:name="T15" style:family="text">
      <style:text-properties fo:color="#3f7f5f" loext:opacity="100%" style:font-name="Monospace" fo:font-size="10pt" style:font-size-asian="10pt"/>
    </style:style>
    <style:style style:name="T16" style:family="text">
      <style:text-properties fo:color="#0000c0" loext:opacity="100%" style:font-name="Monospace" fo:font-size="10pt" fo:font-style="italic" fo:font-weight="bold" style:font-size-asian="10pt"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va ile opencv kullanmak için pom.xml dosyasına aşağıdaki gibi bir dependency eklemek yeterli olmayacaktır.</text:p>
      <text:p text:style-name="P3"><text:span text:style-name="T1"><text:tab/>&lt;</text:span><text:span text:style-name="T8">dependency</text:span><text:span text:style-name="T1">&gt;</text:span></text:p>
      <text:p text:style-name="P4"><text:span text:style-name="T1"><text:s text:c="4"/>&lt;</text:span><text:span text:style-name="T8">groupId</text:span><text:span text:style-name="T1">&gt;org.openpnp&lt;/</text:span><text:span text:style-name="T8">groupId</text:span><text:span text:style-name="T1">&gt;</text:span></text:p>
      <text:p text:style-name="P4"><text:span text:style-name="T1"><text:s text:c="4"/>&lt;</text:span><text:span text:style-name="T8">artifactId</text:span><text:span text:style-name="T1">&gt;opencv&lt;/</text:span><text:span text:style-name="T8">artifactId</text:span><text:span text:style-name="T1">&gt;</text:span></text:p>
      <text:p text:style-name="P4"><text:span text:style-name="T1"><text:s text:c="4"/>&lt;</text:span><text:span text:style-name="T8">version</text:span><text:span text:style-name="T1">&gt;4.6.0-0&lt;/</text:span><text:span text:style-name="T8">version</text:span><text:span text:style-name="T1">&gt;</text:span></text:p>
      <text:p text:style-name="P2"><text:span text:style-name="T1"><text:tab/>&lt;/</text:span><text:span text:style-name="T8">dependency</text:span><text:span text:style-name="T1">&gt;</text:span></text:p>
      <text:p text:style-name="P5"><text:span text:style-name="T1">Hatta yukarıdaki dependency'i eklemek gerekli mi ondan pek emin de değilim. Ama ne olur ne olmaz diye eklemekte fayda var.</text:span></text:p>
      <text:p text:style-name="P5"><text:span text:style-name="T1">Opencv'yi java içerisinde daha doğrusu javafx içerisinde(benim projem javafx projesiydi) kullanmak için öncelikle gerekli native kütüphaneleri bir yerden bulmak gerekiyor. Bu native kütüphaneler, linux için isimleri libopencv_ ile başlayan .so uzantılı, windows için ise isimleri opencv_ ile başlayan .dll uzantılı bazı dosyalardır. Linux'ta bu kütüphaneler apt ile opencv kurarak sistem üzerinden bulunabilir. Windows'ta ise python kurup sonra pip kurarak pip ile opencv'nin istenilen versiyonu indirilerek(pip install opencv-python==4.6.0.66 gibi) kullanıcının programları arasından yaklaşık olarak C:/Users/mevcutUserınAdı/AppData/Programs/python/python313/Lib/site-packages/cv2 gibi bir adres altında bulunabilir. </text:span></text:p>
      <text:p text:style-name="P5"><text:span text:style-name="T1">Benim projem için bu dosyalar </text:span></text:p>
      <text:p text:style-name="P5"><text:span text:style-name="T1">linux için</text:span></text:p>
      <text:p text:style-name="P5"><text:span text:style-name="T1">-libopencv_java460.so</text:span></text:p>
      <text:p text:style-name="P5"><text:span text:style-name="T1">-libopencv_imgproc.so.4.6.0</text:span></text:p>
      <text:p text:style-name="P5"><text:span text:style-name="T1">-libopencv_imgcodecs.so.4.6.0</text:span></text:p>
      <text:p text:style-name="P5"><text:span text:style-name="T1">idi</text:span></text:p>
      <text:p text:style-name="P5"><text:span text:style-name="T1">windows için ise aynı dosyaları bulamadım ancak opencv_java460.dll dosyası ile</text:span></text:p>
      <text:p text:style-name="P5"><text:span text:style-name="T1">opencv_world460.dll dosyalarının ikisini kullanırsam hepsinin yerine geçebileceğini öğrendim. Çünkü opencv_java460.dll <text:s/>java ile bağlantıyı sağlıyormuş. opencv_world460.dll ise diğer tüm opencv dosyalarının toplu hali imiş. Ayrıca bağımlılıklardan dolayı opencv_videoio_ffmpeg460_64.dll dosyası da belki lazım olabilirmiş. </text:span></text:p>
      <text:p text:style-name="P5"><text:span text:style-name="T1">Açıkçası uygulamam bu rehberi yazdığım an itibari ile linuxta sorunsuz çalışıyor ama windowsta henüz yeterince deneme fırsatım olmadı çünkü javafx sanal makinede çalışmıyor ve QuantumRenderer hatası veriyor. Gerçek Windows makine bulup denemeliyim.</text:span></text:p>
      <text:p text:style-name="P6"><text:span text:style-name="T1">BU işlemleri yaptıktan sonra bu kütüphaneleri maven projemiz içerisinde src/main/resources dizininde natives diye bir klasör açarak bu klasörün içerisine eklememiz gerekiyor.</text:span><text:span text:style-name="T4">(Buraya kadar olan adımlar dosyaları hem eclipse içerisinde hem de jar dosyasında kullanabilmemiz için geçerli adımlar buraya kadar olan adımlara Point1 diyelim)</text:span><text:span text:style-name="T1"> </text:span></text:p>
      <text:p text:style-name="P8"><text:span text:style-name="T1">Artık bu dosy</text:span><text:span text:style-name="T3">a</text:span><text:span text:style-name="T1">ları eclipse içerisinde kullanabilmemiz için yapmamız gereken tek adım kaldı. BU ayarı yapmadan önce eclipse'te projemizi bir kere run etmemiz gerekiyor k eclipse onu aktif proje olarak algılasın. Sonra eclipse'te yukardaki menüden Run şeçeneğinin içerisindeki Run Configurations'a tıklıyoruz. Run Configurations'a tıkladıktan sonra soldaki kısımdan(solda scroll bar ile kaydırılabilerek seçim yapılabilen kısım) </text:span><text:span text:style-name="T2">Java Application yazan yerin ve onun altında App yazan yerin seçili olduğundan emin oluyoruz. Yukarıda Main, Arguments, <text:s/>JRE diye başlayıp giden yatay bir menü var o yatay menüden Arguments seçeneğini seçiyoruz ve orada açılan VM Argument kutucuğuna </text:span></text:p>
      <text:p text:style-name="P8"><text:span text:style-name="T2">-Djava.library.path=/home/baylinux/Documents/eclipse-workspace/deneme/src/main/resorces/natives</text:span></text:p>
      <text:p text:style-name="P9"><text:span text:style-name="T2">g</text:span><text:span text:style-name="T1">ibi bir -Djava.library.path yazıp </text:span><text:span text:style-name="T3">Apply seçeneği açıksa Apply ve sonrasında Run, Apply seçeneği açık değilse sadece Run seçeneğine tıklıyoruz. Projemiz 1 kere otomatik çalışıyor. Tüm bu adımlardan sonra bu .so ve .dll kütüphaneleri artık eclipse içerisinde tanınıp kullanılabiliyor.</text:span><text:span text:style-name="T4">(Bu yazıda Point1 olarak isimlendirdiğimiz yerin sonundan buraya kadar uyguladığımız adımlar sadece </text:span><text:soft-page-break/><text:span text:style-name="T4">opencv'yi eclipse içerisinde kullanmak için gerekli. Jar içerisinde opencv kullanmayla alakası yok).</text:span></text:p>
      <text:p text:style-name="P10"><text:span text:style-name="T1">Opencv'yi jar dosyamızda kullanmaya gelirsek bunun için </text:span><text:span text:style-name="T5">javafx projesindeki pom.xml dosyamızda maven shade plugin içerisine (ki maven shade plugin &lt;build&gt; etiketi ile başlar ve &lt;/build&gt; etiketi ile kapanır), &lt;build&gt; etiketi ile &lt;plugins&gt; etiketleri arasına (yani build'in açma etiketi ile plugins'in açma etiketi arasına) aşağıdaki satırları eklemeliyiz.</text:span></text:p>
      <text:p text:style-name="P5"><text:span text:style-name="T1"/></text:p>
      <text:p text:style-name="P1"><text:span text:style-name="T1"><text:tab/>&lt;</text:span><text:span text:style-name="T8">resources</text:span><text:span text:style-name="T1">&gt;</text:span></text:p>
      <text:p text:style-name="P1"><text:span text:style-name="T1"><text:s text:c="6"/>&lt;</text:span><text:span text:style-name="T8">resource</text:span><text:span text:style-name="T1">&gt;</text:span></text:p>
      <text:p text:style-name="P1"><text:span text:style-name="T1"><text:s text:c="6"/>&lt;</text:span><text:span text:style-name="T8">directory</text:span><text:span text:style-name="T1">&gt;src/main/resources&lt;/</text:span><text:span text:style-name="T8">directory</text:span><text:span text:style-name="T1">&gt;</text:span></text:p>
      <text:p text:style-name="P1"><text:span text:style-name="T1"><text:s text:c="6"/>&lt;/</text:span><text:span text:style-name="T8">resource</text:span><text:span text:style-name="T1">&gt;</text:span></text:p>
      <text:p text:style-name="P5"><text:span text:style-name="T1"><text:s text:c="6"/>&lt;/</text:span><text:span text:style-name="T8">resources</text:span><text:span text:style-name="T1">&gt;</text:span></text:p>
      <text:p text:style-name="P5"><text:span text:style-name="T1"/></text:p>
      <text:p text:style-name="P5"><text:span text:style-name="T1">Yukarıdaki kısmı eklediğimizde maven shade plugin'in son hali şöyle oluyor.</text:span></text:p>
      <text:p text:style-name="P5"><text:span text:style-name="T1"/></text:p>
      <text:p text:style-name="P4"><text:span text:style-name="T1">&lt;</text:span><text:span text:style-name="T8">build</text:span><text:span text:style-name="T1">&gt;</text:span></text:p>
      <text:p text:style-name="P4"><text:span text:style-name="T1"><text:s text:c="2"/>&lt;</text:span><text:span text:style-name="T8">resources</text:span><text:span text:style-name="T1">&gt;</text:span></text:p>
      <text:p text:style-name="P4"><text:span text:style-name="T1"><text:s text:c="6"/>&lt;</text:span><text:span text:style-name="T8">resource</text:span><text:span text:style-name="T1">&gt;</text:span></text:p>
      <text:p text:style-name="P4"><text:span text:style-name="T1"><text:s text:c="8"/>&lt;</text:span><text:span text:style-name="T8">directory</text:span><text:span text:style-name="T1">&gt;src/main/resources&lt;/</text:span><text:span text:style-name="T8">directory</text:span><text:span text:style-name="T1">&gt;</text:span></text:p>
      <text:p text:style-name="P4"><text:span text:style-name="T1"><text:s text:c="6"/>&lt;/</text:span><text:span text:style-name="T8">resource</text:span><text:span text:style-name="T1">&gt;</text:span></text:p>
      <text:p text:style-name="P4"><text:span text:style-name="T1"><text:s text:c="4"/>&lt;/</text:span><text:span text:style-name="T8">resources</text:span><text:span text:style-name="T1">&gt;</text:span></text:p>
      <text:p text:style-name="P4"><text:span text:style-name="T1"><text:tab/>&lt;</text:span><text:span text:style-name="T8">plugins</text:span><text:span text:style-name="T1">&gt;</text:span></text:p>
      <text:p text:style-name="P4"><text:span text:style-name="T1"><text:tab/><text:tab/>&lt;</text:span><text:span text:style-name="T8">plugin</text:span><text:span text:style-name="T1">&gt;</text:span></text:p>
      <text:p text:style-name="P4"><text:span text:style-name="T1"><text:tab/><text:tab/><text:tab/>&lt;</text:span><text:span text:style-name="T8">groupId</text:span><text:span text:style-name="T1">&gt;org.apache.maven.plugins&lt;/</text:span><text:span text:style-name="T8">groupId</text:span><text:span text:style-name="T1">&gt;</text:span></text:p>
      <text:p text:style-name="P4"><text:span text:style-name="T1"><text:tab/><text:tab/><text:tab/>&lt;</text:span><text:span text:style-name="T8">artifactId</text:span><text:span text:style-name="T1">&gt;maven-shade-plugin&lt;/</text:span><text:span text:style-name="T8">artifactId</text:span><text:span text:style-name="T1">&gt;</text:span></text:p>
      <text:p text:style-name="P4"><text:span text:style-name="T1"><text:tab/><text:tab/><text:tab/>&lt;</text:span><text:span text:style-name="T8">version</text:span><text:span text:style-name="T1">&gt;3.5.3&lt;/</text:span><text:span text:style-name="T8">version</text:span><text:span text:style-name="T1">&gt;</text:span></text:p>
      <text:p text:style-name="P4"><text:span text:style-name="T1"><text:tab/><text:tab/><text:tab/>&lt;</text:span><text:span text:style-name="T8">executions</text:span><text:span text:style-name="T1">&gt;</text:span></text:p>
      <text:p text:style-name="P4"><text:span text:style-name="T1"><text:tab/><text:tab/><text:tab/><text:tab/>&lt;</text:span><text:span text:style-name="T8">execution</text:span><text:span text:style-name="T1">&gt;</text:span></text:p>
      <text:p text:style-name="P4"><text:span text:style-name="T1"><text:tab/><text:tab/><text:tab/><text:tab/><text:tab/>&lt;</text:span><text:span text:style-name="T8">phase</text:span><text:span text:style-name="T1">&gt;package&lt;/</text:span><text:span text:style-name="T8">phase</text:span><text:span text:style-name="T1">&gt;</text:span></text:p>
      <text:p text:style-name="P4"><text:span text:style-name="T1"><text:tab/><text:tab/><text:tab/><text:tab/><text:tab/>&lt;</text:span><text:span text:style-name="T8">goals</text:span><text:span text:style-name="T1">&gt;</text:span></text:p>
      <text:p text:style-name="P4"><text:span text:style-name="T1"><text:tab/><text:tab/><text:tab/><text:tab/><text:tab/><text:tab/>&lt;</text:span><text:span text:style-name="T8">goal</text:span><text:span text:style-name="T1">&gt;shade&lt;/</text:span><text:span text:style-name="T8">goal</text:span><text:span text:style-name="T1">&gt;</text:span></text:p>
      <text:p text:style-name="P4"><text:span text:style-name="T1"><text:tab/><text:tab/><text:tab/><text:tab/><text:tab/>&lt;/</text:span><text:span text:style-name="T8">goals</text:span><text:span text:style-name="T1">&gt;</text:span></text:p>
      <text:p text:style-name="P4"><text:span text:style-name="T1"><text:tab/><text:tab/><text:tab/><text:tab/><text:tab/>&lt;</text:span><text:span text:style-name="T8">configuration</text:span><text:span text:style-name="T1">&gt;</text:span></text:p>
      <text:p text:style-name="P4"><text:span text:style-name="T1"><text:tab/><text:tab/><text:tab/><text:tab/><text:tab/><text:tab/>&lt;</text:span><text:span text:style-name="T8">transformers</text:span><text:span text:style-name="T1">&gt;</text:span></text:p>
      <text:p text:style-name="P4"><text:span text:style-name="T1"><text:tab/><text:tab/><text:tab/><text:tab/><text:tab/><text:tab/><text:tab/>&lt;</text:span><text:span text:style-name="T8">transformer</text:span><text:span text:style-name="T1"> </text:span><text:span text:style-name="T9">implementation</text:span><text:span text:style-name="T1">=</text:span></text:p>
      <text:p text:style-name="P7"><text:span text:style-name="T1"><text:tab/><text:tab/><text:tab/><text:tab/><text:tab/><text:tab/><text:tab/></text:span><text:span text:style-name="T9">"</text:span><text:span text:style-name="T10">org.apache.maven.plugins.shade.resource.ManifestResourceTransformer</text:span><text:span text:style-name="T9">"</text:span><text:span text:style-name="T1">&gt;</text:span></text:p>
      <text:p text:style-name="P4"><text:span text:style-name="T1"><text:tab/><text:tab/><text:tab/><text:tab/><text:tab/><text:tab/><text:tab/><text:tab/>&lt;</text:span><text:span text:style-name="T8">manifestEntries</text:span><text:span text:style-name="T1">&gt;</text:span></text:p>
      <text:p text:style-name="P4"><text:span text:style-name="T1"><text:tab/><text:tab/><text:tab/><text:tab/><text:tab/><text:tab/><text:tab/><text:tab/><text:tab/>&lt;</text:span><text:span text:style-name="T8">Main-Class</text:span><text:span text:style-name="T1">&gt;</text:span></text:p>
      <text:p text:style-name="P7"><text:span text:style-name="T1"><text:tab/><text:tab/><text:tab/><text:tab/><text:tab/><text:tab/><text:tab/><text:tab/><text:tab/><text:tab/><text:tab/><text:tab/><text:tab/> <text:s/>baylinux.sagliktest.FakeMain</text:span></text:p>
      <text:p text:style-name="P4"><text:span text:style-name="T1"><text:tab/><text:tab/><text:tab/><text:tab/><text:tab/><text:tab/><text:tab/><text:tab/><text:tab/><text:tab/>&lt;/</text:span><text:span text:style-name="T8">Main-Class</text:span><text:span text:style-name="T1">&gt;</text:span></text:p>
      <text:p text:style-name="P4"><text:span text:style-name="T1"><text:tab/><text:tab/><text:tab/><text:tab/><text:tab/><text:tab/><text:tab/><text:tab/>&lt;</text:span><text:span text:style-name="T8">Build-Number</text:span><text:span text:style-name="T1">&gt;1.0&lt;/</text:span><text:span text:style-name="T8">Build-Number</text:span><text:span text:style-name="T1">&gt;</text:span></text:p>
      <text:p text:style-name="P4"><text:span text:style-name="T1"><text:tab/><text:tab/><text:tab/><text:tab/><text:tab/><text:tab/><text:tab/><text:tab/>&lt;/</text:span><text:span text:style-name="T8">manifestEntries</text:span><text:span text:style-name="T1">&gt;</text:span></text:p>
      <text:p text:style-name="P4"><text:span text:style-name="T1"><text:tab/><text:tab/><text:tab/><text:tab/><text:tab/><text:tab/><text:tab/>&lt;/</text:span><text:span text:style-name="T8">transformer</text:span><text:span text:style-name="T1">&gt;</text:span></text:p>
      <text:p text:style-name="P4"><text:span text:style-name="T1"><text:tab/><text:tab/><text:tab/><text:tab/><text:tab/><text:tab/>&lt;/</text:span><text:span text:style-name="T8">transformers</text:span><text:span text:style-name="T1">&gt;</text:span></text:p>
      <text:p text:style-name="P4"><text:span text:style-name="T1"><text:tab/><text:tab/><text:tab/><text:tab/><text:tab/>&lt;/</text:span><text:span text:style-name="T8">configuration</text:span><text:span text:style-name="T1">&gt;</text:span></text:p>
      <text:p text:style-name="P4"><text:span text:style-name="T1"><text:tab/><text:tab/><text:tab/><text:tab/>&lt;/</text:span><text:span text:style-name="T8">execution</text:span><text:span text:style-name="T1">&gt;</text:span></text:p>
      <text:p text:style-name="P4"><text:span text:style-name="T1"><text:tab/><text:tab/><text:tab/>&lt;/</text:span><text:span text:style-name="T8">executions</text:span><text:span text:style-name="T1">&gt;</text:span></text:p>
      <text:p text:style-name="P4"><text:span text:style-name="T1"><text:tab/><text:tab/>&lt;/</text:span><text:span text:style-name="T8">plugin</text:span><text:span text:style-name="T1">&gt;</text:span></text:p>
      <text:p text:style-name="P4"><text:span text:style-name="T1"><text:tab/>&lt;/</text:span><text:span text:style-name="T8">plugins</text:span><text:span text:style-name="T1">&gt;</text:span></text:p>
      <text:p text:style-name="P5"><text:span text:style-name="T1"><text:s text:c="2"/>&lt;/</text:span><text:span text:style-name="T8">build</text:span><text:span text:style-name="T1">&gt;</text:span></text:p>
      <text:p text:style-name="P5"><text:span text:style-name="T1"/></text:p>
      <text:p text:style-name="P5"><text:span text:style-name="T1">Yukardaki eklediğimiz kısım projemizi run as maven build ile Goals kısmına package yazarak Uber jar'a derlediğimizde projemiz içerisindeki /src/main/resources içerisindeki klasör ve dosyaların uber jar içerisine </text:span><text:span text:style-name="T6">de </text:span><text:span text:style-name="T1">aktarılmasını sağlıyor.</text:span></text:p>
      <text:p text:style-name="P5"><text:span text:style-name="T1"/></text:p>
      <text:p text:style-name="P5"><text:soft-page-break/><text:span text:style-name="T1">Uber jar içerisine aktardıktan sonra yapmamız gereken şey bu dosyaları işletim sistemine göre ilgili kullanıcı dizininde bir klasör oluşturup oraya kopyalayarak yüklemek ve kullanmak. Ama dikkat edilmesi gereken önemli birşey var o da windows'ta yükleme sırasının önemli olma ihtimali olması bi de windowsta bağımlılık sorunu yaşanırsa (ki yaşamadım ama ne olur ne olmaz diye söylüyorum) gerekli olabilecek bazı windows dll dosyaları C:/Windows/System32/ dizini içerisinde bulunabilir </text:span><text:span text:style-name="T6">olması</text:span><text:span text:style-name="T1">. Eğer bu dll dosyaları gerekli olursa(ki bende </text:span><text:span text:style-name="T6">henüz </text:span><text:span text:style-name="T1">gerekli olmadı) lisans problemi olacağı için projeye dahil edilmeden direkt olarak </text:span><text:a xlink:type="simple" xlink:href="../../../../C:/Windows/System32" text:style-name="Internet_20_link" text:visited-style-name="Visited_20_Internet_20_Link">C:/Windows/System32</text:a><text:span text:style-name="T1"> adresinden yüklenip kullanılmalıdır.</text:span></text:p>
      <text:p text:style-name="P5"><text:span text:style-name="T1">Bu .so ve .dll dosyalarının işletim sistemine göre kullanıcı dizinine </text:span><text:span text:style-name="T6">kpyalamak ve sonrasında </text:span><text:span text:style-name="T1">yüklemek için aşağıdaki gibi bir class yazmalıyız.</text:span></text:p>
      <text:p text:style-name="P5"><text:span text:style-name="T1"/></text:p>
      <text:p text:style-name="P4"><text:span text:style-name="T11">public</text:span><text:span text:style-name="T1"> </text:span><text:span text:style-name="T11">class</text:span><text:span text:style-name="T1"> NativeLoader {</text:span></text:p>
      <text:p text:style-name="P4"><text:span text:style-name="T1"><text:tab/></text:span></text:p>
      <text:p text:style-name="P4"><text:span text:style-name="T1"><text:tab/> </text:span><text:span text:style-name="T11">public</text:span><text:span text:style-name="T1"> </text:span><text:span text:style-name="T11">static</text:span><text:span text:style-name="T1"> </text:span><text:span text:style-name="T11">void</text:span><text:span text:style-name="T1"> loadOpenCV() </text:span><text:span text:style-name="T11">throws</text:span><text:span text:style-name="T1"> IOException </text:span></text:p>
      <text:p text:style-name="P4"><text:span text:style-name="T1"><text:tab/> {</text:span></text:p>
      <text:p text:style-name="P4"><text:span text:style-name="T1"><text:tab/><text:tab/> String </text:span><text:span text:style-name="T12">os</text:span><text:span text:style-name="T1"> = System.</text:span><text:span text:style-name="T7">getProperty</text:span><text:span text:style-name="T1">(</text:span><text:span text:style-name="T13">"os.name"</text:span><text:span text:style-name="T1">).toLowerCase();</text:span></text:p>
      <text:p text:style-name="P12"/>
      <text:p text:style-name="P4"><text:span text:style-name="T1"><text:tab/><text:tab/> </text:span><text:span text:style-name="T11">if</text:span><text:span text:style-name="T1"> (</text:span><text:span text:style-name="T12">os</text:span><text:span text:style-name="T1">.contains(</text:span><text:span text:style-name="T13">"win"</text:span><text:span text:style-name="T1">)) </text:span></text:p>
      <text:p text:style-name="P4"><text:span text:style-name="T1"><text:tab/><text:tab/> {</text:span></text:p>
      <text:p text:style-name="P4"><text:span text:style-name="T1"><text:tab/><text:tab/> <text:s text:c="4"/></text:span><text:span text:style-name="T15">// Windows</text:span></text:p>
      <text:p text:style-name="P4"><text:span text:style-name="T1"><text:tab/><text:tab/><text:tab/> Path </text:span><text:span text:style-name="T12">userNativeDir</text:span><text:span text:style-name="T1"> = Paths.</text:span><text:span text:style-name="T7">get</text:span><text:span text:style-name="T1">(System.</text:span><text:span text:style-name="T7">getProperty</text:span><text:span text:style-name="T1">(</text:span><text:span text:style-name="T13">"user.home"</text:span><text:span text:style-name="T1">), </text:span><text:span text:style-name="T13">".sagliktest"</text:span><text:span text:style-name="T1">, </text:span><text:span text:style-name="T13">"natives"</text:span><text:span text:style-name="T1">);</text:span></text:p>
      <text:p text:style-name="P4"><text:span text:style-name="T1"><text:tab/><text:tab/><text:tab/> Files.</text:span><text:span text:style-name="T7">createDirectories</text:span><text:span text:style-name="T1">(</text:span><text:span text:style-name="T12">userNativeDir</text:span><text:span text:style-name="T1">);</text:span></text:p>
      <text:p text:style-name="P4"><text:span text:style-name="T1"><text:tab/><text:tab/><text:tab/></text:span></text:p>
      <text:p text:style-name="P4"><text:span text:style-name="T1"><text:tab/><text:tab/><text:tab/>Path </text:span><text:span text:style-name="T12">dllPath1</text:span><text:span text:style-name="T1"> = </text:span><text:span text:style-name="T12">userNativeDir</text:span><text:span text:style-name="T1">.resolve(</text:span><text:span text:style-name="T13">"opencv_world460.dll"</text:span><text:span text:style-name="T1">);</text:span></text:p>
      <text:p text:style-name="P12"/>
      <text:p text:style-name="P4"><text:span text:style-name="T1"><text:tab/><text:tab/><text:tab/> </text:span><text:span text:style-name="T11">if</text:span><text:span text:style-name="T1"> (!Files.</text:span><text:span text:style-name="T7">exists</text:span><text:span text:style-name="T1">(</text:span><text:span text:style-name="T12">dllPath1</text:span><text:span text:style-name="T1">)) {</text:span></text:p>
      <text:p text:style-name="P4"><text:span text:style-name="T1"><text:tab/><text:tab/><text:tab/> <text:s text:c="4"/></text:span><text:span text:style-name="T11">try</text:span><text:span text:style-name="T1"> (InputStream </text:span><text:span text:style-name="T12">in1</text:span><text:span text:style-name="T1"> = FakeMain.</text:span><text:span text:style-name="T11">class</text:span><text:span text:style-name="T1">.getResourceAsStream(</text:span><text:span text:style-name="T13">"/natives/opencv_world460.dll"</text:span><text:span text:style-name="T1">)) {</text:span></text:p>
      <text:p text:style-name="P4"><text:span text:style-name="T1"><text:tab/><text:tab/><text:tab/> <text:s text:c="8"/>Files.</text:span><text:span text:style-name="T7">copy</text:span><text:span text:style-name="T1">(</text:span><text:span text:style-name="T12">in1</text:span><text:span text:style-name="T1">, </text:span><text:span text:style-name="T12">dllPath1</text:span><text:span text:style-name="T1">, StandardCopyOption.</text:span><text:span text:style-name="T16">REPLACE_EXISTING</text:span><text:span text:style-name="T1">);</text:span></text:p>
      <text:p text:style-name="P4"><text:span text:style-name="T1"><text:tab/><text:tab/><text:tab/> <text:s text:c="4"/>}</text:span></text:p>
      <text:p text:style-name="P4"><text:span text:style-name="T1"><text:tab/><text:tab/><text:tab/> }</text:span></text:p>
      <text:p text:style-name="P12"/>
      <text:p text:style-name="P4"><text:span text:style-name="T1"><text:tab/><text:tab/><text:tab/> System.</text:span><text:span text:style-name="T7">load</text:span><text:span text:style-name="T1">(</text:span><text:span text:style-name="T12">dllPath1</text:span><text:span text:style-name="T1">.toAbsolutePath().toString());</text:span></text:p>
      <text:p text:style-name="P4"><text:span text:style-name="T1"><text:tab/><text:tab/><text:tab/> </text:span></text:p>
      <text:p text:style-name="P4"><text:span text:style-name="T1"><text:tab/><text:tab/><text:tab/> Path </text:span><text:span text:style-name="T12">dllPath2</text:span><text:span text:style-name="T1"> = </text:span><text:span text:style-name="T12">userNativeDir</text:span><text:span text:style-name="T1">.resolve(</text:span><text:span text:style-name="T13">"opencv_java460.dll"</text:span><text:span text:style-name="T1">);</text:span></text:p>
      <text:p text:style-name="P12"/>
      <text:p text:style-name="P4"><text:span text:style-name="T1"><text:tab/><text:tab/><text:tab/> </text:span><text:span text:style-name="T11">if</text:span><text:span text:style-name="T1"> (!Files.</text:span><text:span text:style-name="T7">exists</text:span><text:span text:style-name="T1">(</text:span><text:span text:style-name="T12">dllPath2</text:span><text:span text:style-name="T1">)) {</text:span></text:p>
      <text:p text:style-name="P4"><text:span text:style-name="T1"><text:tab/><text:tab/><text:tab/> <text:s text:c="4"/></text:span><text:span text:style-name="T11">try</text:span><text:span text:style-name="T1"> (InputStream </text:span><text:span text:style-name="T12">in2</text:span><text:span text:style-name="T1"> = FakeMain.</text:span><text:span text:style-name="T11">class</text:span><text:span text:style-name="T1">.getResourceAsStream(</text:span><text:span text:style-name="T13">"/natives/opencv_java460.dll"</text:span><text:span text:style-name="T1">)) {</text:span></text:p>
      <text:p text:style-name="P4"><text:span text:style-name="T1"><text:tab/><text:tab/><text:tab/> <text:s text:c="8"/>Files.</text:span><text:span text:style-name="T7">copy</text:span><text:span text:style-name="T1">(</text:span><text:span text:style-name="T12">in2</text:span><text:span text:style-name="T1">, </text:span><text:span text:style-name="T12">dllPath2</text:span><text:span text:style-name="T1">, StandardCopyOption.</text:span><text:span text:style-name="T16">REPLACE_EXISTING</text:span><text:span text:style-name="T1">);</text:span></text:p>
      <text:p text:style-name="P4"><text:span text:style-name="T1"><text:tab/><text:tab/><text:tab/> <text:s text:c="4"/>}</text:span></text:p>
      <text:p text:style-name="P4"><text:span text:style-name="T1"><text:tab/><text:tab/><text:tab/> }</text:span></text:p>
      <text:p text:style-name="P12"/>
      <text:p text:style-name="P4"><text:span text:style-name="T1"><text:tab/><text:tab/><text:tab/> System.</text:span><text:span text:style-name="T7">load</text:span><text:span text:style-name="T1">(</text:span><text:span text:style-name="T12">dllPath2</text:span><text:span text:style-name="T1">.toAbsolutePath().toString());</text:span></text:p>
      <text:p text:style-name="P4"><text:span text:style-name="T1"><text:tab/><text:tab/> } </text:span></text:p>
      <text:p text:style-name="P4"><text:span text:style-name="T1"><text:tab/><text:tab/> </text:span><text:span text:style-name="T11">else</text:span><text:span text:style-name="T1"> </text:span><text:span text:style-name="T11">if</text:span><text:span text:style-name="T1"> (</text:span><text:span text:style-name="T12">os</text:span><text:span text:style-name="T1">.contains(</text:span><text:span text:style-name="T13">"mac"</text:span><text:span text:style-name="T1">)) </text:span></text:p>
      <text:p text:style-name="P4"><text:span text:style-name="T1"><text:tab/><text:tab/> {</text:span></text:p>
      <text:p text:style-name="P4"><text:span text:style-name="T1"><text:tab/><text:tab/> <text:s text:c="4"/></text:span><text:span text:style-name="T15">// macOS</text:span></text:p>
      <text:p text:style-name="P4"><text:span text:style-name="T1"><text:tab/><text:tab/> } </text:span><text:span text:style-name="T11">else</text:span><text:span text:style-name="T1"> </text:span><text:span text:style-name="T11">if</text:span><text:span text:style-name="T1"> (</text:span><text:span text:style-name="T12">os</text:span><text:span text:style-name="T1">.contains(</text:span><text:span text:style-name="T13">"nix"</text:span><text:span text:style-name="T1">) || </text:span><text:span text:style-name="T12">os</text:span><text:span text:style-name="T1">.contains(</text:span><text:span text:style-name="T13">"nux"</text:span><text:span text:style-name="T1">) || </text:span><text:span text:style-name="T12">os</text:span><text:span text:style-name="T1">.contains(</text:span><text:span text:style-name="T13">"aix"</text:span><text:span text:style-name="T1">)) {</text:span></text:p>
      <text:p text:style-name="P4"><text:span text:style-name="T1"><text:tab/><text:tab/> <text:s text:c="4"/></text:span><text:span text:style-name="T15">// Linux / Unix</text:span></text:p>
      <text:p text:style-name="P4"><text:span text:style-name="T1"><text:tab/><text:tab/><text:tab/> Path </text:span><text:span text:style-name="T12">userNativeDir</text:span><text:span text:style-name="T1"> = Paths.</text:span><text:span text:style-name="T7">get</text:span><text:span text:style-name="T1">(System.</text:span><text:span text:style-name="T7">getProperty</text:span><text:span text:style-name="T1">(</text:span><text:span text:style-name="T13">"user.home"</text:span><text:span text:style-name="T1">), </text:span><text:span text:style-name="T13">".sagliktest"</text:span><text:span text:style-name="T1">, </text:span><text:span text:style-name="T13">"native"</text:span><text:span text:style-name="T1">);</text:span></text:p>
      <text:p text:style-name="P4"><text:span text:style-name="T1"><text:tab/><text:tab/><text:tab/> Files.</text:span><text:span text:style-name="T7">createDirectories</text:span><text:span text:style-name="T1">(</text:span><text:span text:style-name="T12">userNativeDir</text:span><text:span text:style-name="T1">);</text:span></text:p>
      <text:p text:style-name="P12"><text:soft-page-break/></text:p>
      <text:p text:style-name="P4"><text:span text:style-name="T1"><text:tab/><text:tab/><text:tab/> Path </text:span><text:span text:style-name="T12">soPath</text:span><text:span text:style-name="T1"> = </text:span><text:span text:style-name="T12">userNativeDir</text:span><text:span text:style-name="T1">.resolve(</text:span><text:span text:style-name="T13">"libopencv_java460.so"</text:span><text:span text:style-name="T1">);</text:span></text:p>
      <text:p text:style-name="P12"/>
      <text:p text:style-name="P4"><text:span text:style-name="T1"><text:tab/><text:tab/><text:tab/> </text:span><text:span text:style-name="T11">if</text:span><text:span text:style-name="T1"> (!Files.</text:span><text:span text:style-name="T7">exists</text:span><text:span text:style-name="T1">(</text:span><text:span text:style-name="T12">soPath</text:span><text:span text:style-name="T1">)) {</text:span></text:p>
      <text:p text:style-name="P4"><text:span text:style-name="T1"><text:tab/><text:tab/><text:tab/> <text:s text:c="4"/></text:span><text:span text:style-name="T11">try</text:span><text:span text:style-name="T1"> (InputStream </text:span><text:span text:style-name="T12">in</text:span><text:span text:style-name="T1"> = FakeMain.</text:span><text:span text:style-name="T11">class</text:span><text:span text:style-name="T1">.getResourceAsStream(</text:span><text:span text:style-name="T13">"/natives/libopencv_java460.so"</text:span><text:span text:style-name="T1">)) {</text:span></text:p>
      <text:p text:style-name="P4"><text:span text:style-name="T1"><text:tab/><text:tab/><text:tab/> <text:s text:c="8"/>Files.</text:span><text:span text:style-name="T7">copy</text:span><text:span text:style-name="T1">(</text:span><text:span text:style-name="T12">in</text:span><text:span text:style-name="T1">, </text:span><text:span text:style-name="T12">soPath</text:span><text:span text:style-name="T1">, StandardCopyOption.</text:span><text:span text:style-name="T16">REPLACE_EXISTING</text:span><text:span text:style-name="T1">);</text:span></text:p>
      <text:p text:style-name="P4"><text:span text:style-name="T1"><text:tab/><text:tab/><text:tab/> <text:s text:c="4"/>}</text:span></text:p>
      <text:p text:style-name="P4"><text:span text:style-name="T1"><text:tab/><text:tab/><text:tab/> }</text:span></text:p>
      <text:p text:style-name="P4"><text:span text:style-name="T1"><text:tab/><text:tab/><text:tab/> </text:span></text:p>
      <text:p text:style-name="P4"><text:span text:style-name="T1"><text:tab/><text:tab/><text:tab/> System.</text:span><text:span text:style-name="T7">load</text:span><text:span text:style-name="T1">(</text:span><text:span text:style-name="T12">soPath</text:span><text:span text:style-name="T1">.toAbsolutePath().toString());</text:span></text:p>
      <text:p text:style-name="P4"><text:span text:style-name="T1"><text:tab/><text:tab/><text:tab/> </text:span></text:p>
      <text:p text:style-name="P4"><text:span text:style-name="T1"><text:tab/><text:tab/><text:tab/> </text:span></text:p>
      <text:p text:style-name="P4"><text:span text:style-name="T1"><text:tab/><text:tab/><text:tab/> </text:span></text:p>
      <text:p text:style-name="P4"><text:span text:style-name="T1"><text:tab/><text:tab/><text:tab/> </text:span></text:p>
      <text:p text:style-name="P4"><text:span text:style-name="T1"><text:tab/><text:tab/><text:tab/> </text:span></text:p>
      <text:p text:style-name="P4"><text:span text:style-name="T1"><text:tab/><text:tab/><text:tab/> Path </text:span><text:span text:style-name="T12">soPath2</text:span><text:span text:style-name="T1"> = </text:span><text:span text:style-name="T12">userNativeDir</text:span><text:span text:style-name="T1">.resolve(</text:span><text:span text:style-name="T13">"libopencv_imgcodecs.so.4.6.0"</text:span><text:span text:style-name="T1">);</text:span></text:p>
      <text:p text:style-name="P12"/>
      <text:p text:style-name="P4"><text:span text:style-name="T1"><text:tab/><text:tab/><text:tab/> </text:span><text:span text:style-name="T11">if</text:span><text:span text:style-name="T1"> (!Files.</text:span><text:span text:style-name="T7">exists</text:span><text:span text:style-name="T1">(</text:span><text:span text:style-name="T12">soPath2</text:span><text:span text:style-name="T1">)) {</text:span></text:p>
      <text:p text:style-name="P4"><text:span text:style-name="T1"><text:tab/><text:tab/><text:tab/> <text:s text:c="4"/></text:span><text:span text:style-name="T11">try</text:span><text:span text:style-name="T1"> (InputStream </text:span><text:span text:style-name="T12">in</text:span><text:span text:style-name="T1"> = FakeMain.</text:span><text:span text:style-name="T11">class</text:span><text:span text:style-name="T1">.getResourceAsStream(</text:span><text:span text:style-name="T13">"/natives/libopencv_imgcodecs.so.4.6.0"</text:span><text:span text:style-name="T1">)) </text:span></text:p>
      <text:p text:style-name="P4"><text:span text:style-name="T1"><text:tab/><text:tab/><text:tab/> <text:s text:c="4"/>{</text:span></text:p>
      <text:p text:style-name="P4"><text:span text:style-name="T1"><text:tab/><text:tab/><text:tab/> <text:s text:c="8"/>Files.</text:span><text:span text:style-name="T7">copy</text:span><text:span text:style-name="T1">(</text:span><text:span text:style-name="T12">in</text:span><text:span text:style-name="T1">, </text:span><text:span text:style-name="T12">soPath2</text:span><text:span text:style-name="T1">, StandardCopyOption.</text:span><text:span text:style-name="T16">REPLACE_EXISTING</text:span><text:span text:style-name="T1">);</text:span></text:p>
      <text:p text:style-name="P4"><text:span text:style-name="T1"><text:tab/><text:tab/><text:tab/> <text:s text:c="4"/>}</text:span></text:p>
      <text:p text:style-name="P4"><text:span text:style-name="T1"><text:tab/><text:tab/><text:tab/> }</text:span></text:p>
      <text:p text:style-name="P4"><text:span text:style-name="T1"><text:tab/><text:tab/><text:tab/> </text:span></text:p>
      <text:p text:style-name="P4"><text:span text:style-name="T1"><text:tab/><text:tab/><text:tab/> System.</text:span><text:span text:style-name="T7">load</text:span><text:span text:style-name="T1">(</text:span><text:span text:style-name="T12">soPath2</text:span><text:span text:style-name="T1">.toAbsolutePath().toString());</text:span></text:p>
      <text:p text:style-name="P4"><text:span text:style-name="T1"><text:tab/><text:tab/><text:tab/> </text:span></text:p>
      <text:p text:style-name="P4"><text:span text:style-name="T1"><text:tab/><text:tab/><text:tab/> </text:span></text:p>
      <text:p text:style-name="P4"><text:span text:style-name="T1"><text:tab/><text:tab/><text:tab/> </text:span></text:p>
      <text:p text:style-name="P4"><text:span text:style-name="T1"><text:tab/><text:tab/><text:tab/> </text:span></text:p>
      <text:p text:style-name="P4"><text:span text:style-name="T1"><text:tab/><text:tab/><text:tab/> </text:span></text:p>
      <text:p text:style-name="P4"><text:span text:style-name="T1"><text:tab/><text:tab/><text:tab/> Path </text:span><text:span text:style-name="T12">soPath3</text:span><text:span text:style-name="T1"> = </text:span><text:span text:style-name="T12">userNativeDir</text:span><text:span text:style-name="T1">.resolve(</text:span><text:span text:style-name="T13">"libopencv_imgproc.so.4.6.0"</text:span><text:span text:style-name="T1">);</text:span></text:p>
      <text:p text:style-name="P12"/>
      <text:p text:style-name="P4"><text:span text:style-name="T1"><text:tab/><text:tab/><text:tab/> </text:span><text:span text:style-name="T11">if</text:span><text:span text:style-name="T1"> (!Files.</text:span><text:span text:style-name="T7">exists</text:span><text:span text:style-name="T1">(</text:span><text:span text:style-name="T12">soPath3</text:span><text:span text:style-name="T1">)) {</text:span></text:p>
      <text:p text:style-name="P4"><text:span text:style-name="T1"><text:tab/><text:tab/><text:tab/> <text:s text:c="4"/></text:span><text:span text:style-name="T11">try</text:span><text:span text:style-name="T1"> (InputStream </text:span><text:span text:style-name="T12">in</text:span><text:span text:style-name="T1"> = FakeMain.</text:span><text:span text:style-name="T11">class</text:span><text:span text:style-name="T1">.getResourceAsStream(</text:span><text:span text:style-name="T13">"/natives/libopencv_imgproc.so.4.6.0"</text:span><text:span text:style-name="T1">)) </text:span></text:p>
      <text:p text:style-name="P4"><text:span text:style-name="T1"><text:tab/><text:tab/><text:tab/> <text:s text:c="4"/>{</text:span></text:p>
      <text:p text:style-name="P4"><text:span text:style-name="T1"><text:tab/><text:tab/><text:tab/> <text:s text:c="8"/>Files.</text:span><text:span text:style-name="T7">copy</text:span><text:span text:style-name="T1">(</text:span><text:span text:style-name="T12">in</text:span><text:span text:style-name="T1">, </text:span><text:span text:style-name="T12">soPath3</text:span><text:span text:style-name="T1">, StandardCopyOption.</text:span><text:span text:style-name="T16">REPLACE_EXISTING</text:span><text:span text:style-name="T1">);</text:span></text:p>
      <text:p text:style-name="P4"><text:span text:style-name="T1"><text:tab/><text:tab/><text:tab/> <text:s text:c="4"/>}</text:span></text:p>
      <text:p text:style-name="P4"><text:span text:style-name="T1"><text:tab/><text:tab/><text:tab/> }</text:span></text:p>
      <text:p text:style-name="P4"><text:span text:style-name="T1"><text:tab/><text:tab/><text:tab/> </text:span></text:p>
      <text:p text:style-name="P4"><text:span text:style-name="T1"><text:tab/><text:tab/><text:tab/> System.</text:span><text:span text:style-name="T7">load</text:span><text:span text:style-name="T1">(</text:span><text:span text:style-name="T12">soPath3</text:span><text:span text:style-name="T1">.toAbsolutePath().toString());</text:span></text:p>
      <text:p text:style-name="P4"><text:span text:style-name="T1"><text:tab/><text:tab/> } </text:span></text:p>
      <text:p text:style-name="P4"><text:span text:style-name="T1"><text:tab/><text:tab/> </text:span><text:span text:style-name="T11">else</text:span><text:span text:style-name="T1"> </text:span></text:p>
      <text:p text:style-name="P4"><text:span text:style-name="T1"><text:tab/><text:tab/> {</text:span></text:p>
      <text:p text:style-name="P4"><text:span text:style-name="T1"><text:tab/><text:tab/> <text:s text:c="2"/></text:span><text:span text:style-name="T11">throw</text:span><text:span text:style-name="T1"> </text:span><text:span text:style-name="T11">new</text:span><text:span text:style-name="T1"> RuntimeException(</text:span><text:span text:style-name="T13">"Desteklenmeyen işletim sistemi: "</text:span><text:span text:style-name="T1"> + </text:span><text:span text:style-name="T12">os</text:span><text:span text:style-name="T1">);</text:span></text:p>
      <text:p text:style-name="P4"><text:span text:style-name="T1"><text:tab/><text:tab/> }</text:span></text:p>
      <text:p text:style-name="P4"><text:span text:style-name="T1"><text:tab/> <text:s text:c="3"/>}</text:span></text:p>
      <text:p text:style-name="P5"><text:span text:style-name="T1">}</text:span></text:p>
      <text:p text:style-name="P5"><text:span text:style-name="T1"/></text:p>
      <text:p text:style-name="P11"><text:span text:style-name="T1">Tüm bu işlemleri yaptıktan sonra opencv çalıştırabilen jar dosyamız artık kullanıma hazır olacaktır.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5T13:11:52.612975725</meta:creation-date>
    <meta:generator>LibreOffice/7.4.7.2$Linux_X86_64 LibreOffice_project/40$Build-2</meta:generator>
    <dc:date>2025-07-05T14:13:18.569129310</dc:date>
    <meta:editing-duration>PT1H1M26S</meta:editing-duration>
    <meta:editing-cycles>7</meta:editing-cycles>
    <meta:document-statistic meta:table-count="0" meta:image-count="0" meta:object-count="0" meta:page-count="4" meta:paragraph-count="144" meta:word-count="808" meta:character-count="8476" meta:non-whitespace-character-count="7183"/>
  </office:meta>
</office:document-meta>
</file>